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7deb9" officeooo:paragraph-rsid="0017deb9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letter-spacing="normal"/>
    </style:style>
    <style:style style:name="T1" style:family="text">
      <style:text-properties officeooo:rsid="0015e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1</text:p>
      <text:p text:style-name="P2"/>
      <text:p text:style-name="P2">1) Receba 3 números de entrada e faça a média po<text:span text:style-name="T1">n</text:span>derada deles. Pondere da forma que achar apropriado.</text:p>
      <text:p text:style-name="P4"/>
      <text:p text:style-name="P4">print("Digite 3 números e 3 pesos para média ponderada")</text:p>
      <text:p text:style-name="P4"/>
      <text:p text:style-name="P4">n1 = float(input("Digite o n1: "))</text:p>
      <text:p text:style-name="P4">n2 = float(input("Digite o n2: "))</text:p>
      <text:p text:style-name="P4">n3 = float(input("Digite o n3: "))</text:p>
      <text:p text:style-name="P4"/>
      <text:p text:style-name="P4">p1 = float(input("Digite o peso 1: "))</text:p>
      <text:p text:style-name="P4">p2 = float(input("Digite o peso 2: "))</text:p>
      <text:p text:style-name="P4">p3 = float(input("Digite o peso 3: "))</text:p>
      <text:p text:style-name="P4"/>
      <text:p text:style-name="P4">op = (n1*p1 + n2*p2 + n3*p3) / (p1 + p2 + p3)</text:p>
      <text:p text:style-name="P4"/>
      <text:p text:style-name="P4">print("A média ponderada: %.2f" %op)</text:p>
      <text:p text:style-name="P4"/>
      <text:p text:style-name="P2">2) Faça uma aplicação que calcula a área de um quadrado e a área de um triângulo.</text:p>
      <text:p text:style-name="P2"/>
      <text:p text:style-name="P2">print("Digite uma medida do lado para área do quadrado e em seguida base e altura para área do triângulo")</text:p>
      <text:p text:style-name="P2"/>
      <text:p text:style-name="P2">lq = float(input("Digite a medida do lado quadrado: "))</text:p>
      <text:p text:style-name="P2">aq = lq*lq</text:p>
      <text:p text:style-name="P2">print("A área do quadrado é: %.2f metros quadrados" %aq)</text:p>
      <text:p text:style-name="P2"/>
      <text:p text:style-name="P2">bt = float(input("Digite a base do triângulo: "))</text:p>
      <text:p text:style-name="P2">ht = float(input("Digite a altura do triângulo: "))</text:p>
      <text:p text:style-name="P2">at = (bt*ht)/2</text:p>
      <text:p text:style-name="P2">print("A área do triângulo qualquer: %.2f metros quadrados" %at)</text:p>
      <text:p text:style-name="P2"/>
      <text:p text:style-name="P2">3) Faça uma aplicação que converte km em milhas e milhas em km.</text:p>
      <text:p text:style-name="P1"/>
      <text:p text:style-name="Standard">print("Digite um comprimento para conversão de km em milhas e de milhas para km")</text:p>
      <text:p text:style-name="Standard"/>
      <text:p text:style-name="Standard">nkm = float(input("Digite o número de quilômetros para converter em milhas: "))</text:p>
      <text:p text:style-name="Standard">mi = nkm*1.60934</text:p>
      <text:p text:style-name="Standard">print("O número de milhas é: %.2f milhas" %mi)</text:p>
      <text:p text:style-name="Standard"/>
      <text:p text:style-name="Standard">nmi = float(input("Digite o número de milhas para converter em quilômetros: "))</text:p>
      <text:p text:style-name="Standard">km = nmi/1.60934</text:p>
      <text:p text:style-name="Standard">print("O número de quilômetros é : %.2f quilômetros" %k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54:00.470624740</meta:creation-date>
    <dc:date>2019-03-08T09:42:38.623841463</dc:date>
    <meta:editing-duration>PT1H4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45" meta:character-count="1384" meta:non-whitespace-character-count="1167"/>
  </office:meta>
</office:document-meta>
</file>